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4bd5e" draw:textarea-horizontal-align="justify" draw:textarea-vertical-align="top" draw:auto-grow-height="false"/>
    </style:style>
    <style:style style:name="gr2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bottom" draw:auto-grow-height="false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23b8dc" draw:textarea-vertical-align="middle" draw:auto-grow-height="false"/>
    </style:style>
    <style:style style:name="gr8" style:family="graphic" style:parent-style-name="standard">
      <style:graphic-properties draw:fill-color="#5c8526" draw:textarea-horizontal-align="right" draw:textarea-vertical-align="middle" draw:auto-grow-height="false"/>
    </style:style>
    <style:style style:name="gr9" style:family="graphic" style:parent-style-name="standard">
      <style:graphic-properties draw:fill-color="#5c8526" draw:textarea-horizontal-align="left" draw:textarea-vertical-align="middle" draw:auto-grow-height="false"/>
    </style:style>
    <style:style style:name="gr10" style:family="graphic" style:parent-style-name="standard">
      <style:graphic-properties draw:fill-color="#23b8dc" draw:textarea-horizontal-align="left" draw:textarea-vertical-align="middle" draw:auto-grow-height="false"/>
    </style:style>
    <style:style style:name="gr11" style:family="graphic" style:parent-style-name="standard">
      <style:graphic-properties draw:fill-color="#23b8dc" draw:textarea-horizontal-align="right" draw:textarea-vertical-align="middle" draw:auto-grow-height="false"/>
    </style:style>
    <style:style style:name="gr12" style:family="graphic" style:parent-style-name="standard">
      <style:graphic-properties draw:fill-color="#23b8d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language="zxx" fo:country="none" fo:font-style="normal" fo:font-weight="bold" style:font-size-asian="18pt" style:font-size-complex="18pt"/>
    </style:style>
    <style:style style:name="P3" style:family="paragraph">
      <style:paragraph-properties fo:text-align="center"/>
      <style:text-properties fo:font-size="12pt" fo:language="zxx" fo:country="none" fo:font-style="normal" fo:font-weight="bold"/>
    </style:style>
    <style:style style:name="P4" style:family="paragraph">
      <style:paragraph-properties fo:text-align="center"/>
      <style:text-properties fo:font-size="12pt" fo:language="zxx" fo:country="none" fo:font-weight="bold"/>
    </style:style>
    <style:style style:name="T1" style:family="text">
      <style:text-properties fo:font-size="12pt" fo:language="zxx" fo:country="none" fo:font-style="normal" fo:font-weight="bold" style:font-size-asian="18pt" style:font-size-complex="18pt"/>
    </style:style>
    <style:style style:name="T2" style:family="text">
      <style:text-properties fo:font-size="12pt" fo:language="zxx" fo:country="none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tegration" draw:style-name="dp1" draw:master-page-name="Default">
        <office:forms form:automatic-focus="false" form:apply-design-mode="false"/>
        <draw:custom-shape draw:style-name="gr1" draw:text-style-name="P2" draw:layer="layout" svg:width="18.5cm" svg:height="3.5cm" svg:x="1cm" svg:y="1cm">
          <text:p text:style-name="P1"><text:span text:style-name="T1">GuardTime Service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3cm" svg:height="2cm" svg:x="6.5cm" svg:y="2cm">
          <text:p text:style-name="P1"><text:span text:style-name="T1">GuardTime</text:span><text:span text:style-name="T1"><text:line-break/></text:span><text:span text:style-name="T1">Calenda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3cm" svg:height="2cm" svg:x="2cm" svg:y="2cm">
          <text:p text:style-name="P1"><text:span text:style-name="T1">Generate</text:span><text:span text:style-name="T1"><text:line-break/></text:span><text:span text:style-name="T1">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3cm" svg:height="2cm" svg:x="11cm" svg:y="2cm">
          <text:p text:style-name="P1"><text:span text:style-name="T1">Generate</text:span><text:span text:style-name="T1"><text:line-break/></text:span><text:span text:style-name="T1">Publ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3cm" svg:height="2cm" svg:x="15.5cm" svg:y="2cm">
          <text:p text:style-name="P1"><text:span text:style-name="T1">Publications</text:span><text:span text:style-name="T1"><text:line-break/></text:span><text:span text:style-name="T1">Archiv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1.5cm" svg:height="1cm" svg:x="5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cm" svg:height="1cm" svg:x="9.5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cm" svg:height="1cm" svg:x="14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8.5cm" svg:height="5cm" svg:x="1cm" svg:y="7cm">
          <text:p text:style-name="P1"><text:span text:style-name="T2">Customer</text:span><text:span text:style-name="T2"><text:line-break/></text:span><text:span text:style-name="T2">Appl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draw:layer="layout" svg:width="17.5cm" svg:height="2cm" svg:x="1.5cm" svg:y="7.5cm">
          <text:p text:style-name="P1"><text:span text:style-name="T2">GuardTime</text:span><text:span text:style-name="T2"><text:line-break/></text:span><text:span text:style-name="T2">Client SD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6.5cm" svg:height="1cm" svg:x="2cm" svg:y="8cm">
          <text:p text:style-name="P1"><text:span text:style-name="T2">Get 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6.5cm" svg:height="1cm" svg:x="12cm" svg:y="8cm">
          <text:p text:style-name="P1"><text:span text:style-name="T2">Verify 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8.5cm" svg:height="2.5cm" svg:x="6cm" svg:y="14cm">
          <text:p text:style-name="P1"><text:span text:style-name="T1">Archiv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3" draw:layer="layout" svg:width="2.5cm" svg:height="2.5cm" svg:x="2cm" svg:y="14cm">
          <text:p text:style-name="P1"><text:span text:style-name="T2">Us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4" draw:layer="layout" svg:width="1.5cm" svg:height="2.5cm" svg:x="2.5cm" svg:y="11.5cm">
          <text:p text:style-name="P1"><text:span text:style-name="T2">Data</text:span><text:span text:style-name="T2"><text:line-break/></text:span><text:span text:style-name="T2">Inpu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5cm" svg:height="4cm" svg:x="3cm" svg:y="4cm">
          <text:p text:style-name="P1"><text:span text:style-name="T2">Timestamp</text:span><text:span text:style-name="T2"><text:line-break/></text:span><text:span text:style-name="T2">Reques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0.5cm" svg:height="4cm" svg:x="3.5cm" svg:y="4cm">
          <text:p text:style-name="P1"><text:span text:style-name="T2">Timestamp</text:span><text:span text:style-name="T2"><text:line-break/></text:span><text:span text:style-name="T2">Respons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5cm" svg:height="4cm" svg:x="16.5cm" svg:y="4cm">
          <text:p text:style-name="P1"><text:span text:style-name="T2">Verification</text:span><text:span text:style-name="T2"><text:line-break/></text:span><text:span text:style-name="T2">Information</text:span><text:span text:style-name="T2"><text:line-break/></text:span><text:span text:style-name="T2">Reques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0.5cm" svg:height="4cm" svg:x="17cm" svg:y="4cm">
          <text:p text:style-name="P1"><text:span text:style-name="T2">Verification</text:span><text:span text:style-name="T2"><text:line-break/></text:span><text:span text:style-name="T2">Information</text:span><text:span text:style-name="T2"><text:line-break/></text:span><text:span text:style-name="T2">Respons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.5cm" svg:height="3cm" svg:x="12.5cm" svg:y="11.5cm">
          <text:p text:style-name="P1"><text:span text:style-name="T2">Data and</text:span><text:span text:style-name="T2"><text:line-break/></text:span><text:span text:style-name="T2">Timestamp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1.5cm" svg:height="3cm" svg:x="6.5cm" svg:y="11.5cm">
          <text:p text:style-name="P1"><text:span text:style-name="T2">Data and</text:span><text:span text:style-name="T2"><text:line-break/></text:span><text:span text:style-name="T2">Timestamp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2.5cm" svg:height="2.5cm" svg:x="16cm" svg:y="14cm">
          <text:p text:style-name="P1"><text:span text:style-name="T2">Authorit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3" draw:layer="layout" svg:width="1.5cm" svg:height="2.5cm" svg:x="16.5cm" svg:y="11.5cm">
          <text:p text:style-name="P1"><text:span text:style-name="T2">Authenticated</text:span><text:span text:style-name="T2"><text:line-break/></text:span><text:span text:style-name="T2">Data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6.5cm" svg:height="1cm" svg:x="2cm" svg:y="10.5cm">
          <text:p text:style-name="P1"><text:span text:style-name="T2">Timestamp 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3" draw:layer="layout" svg:width="7cm" svg:height="1cm" svg:x="12cm" svg:y="10.5cm">
          <text:p text:style-name="P1"><text:span text:style-name="T2">Verify 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3" draw:layer="layout" svg:width="0.5cm" svg:height="1.5cm" svg:x="3cm" svg:y="9cm">
          <text:p text:style-name="P1"><text:span text:style-name="T2">Data or</text:span><text:span text:style-name="T2"><text:line-break/></text:span><text:span text:style-name="T2">Data Hash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0.5cm" svg:height="1.5cm" svg:x="7cm" svg:y="9cm">
          <text:p text:style-name="P1"><text:span text:style-name="T2">Timestamp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0.5cm" svg:height="1.5cm" svg:x="13cm" svg:y="9cm">
          <text:p text:style-name="P1"><text:span text:style-name="T2">Data (or Hash)</text:span><text:span text:style-name="T2"><text:line-break/></text:span><text:span text:style-name="T2">and Timestamp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0.5cm" svg:height="1.5cm" svg:x="17cm" svg:y="9cm">
          <text:p text:style-name="P1"><text:span text:style-name="T2">Repor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t" fo:country="E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hto Truu</meta:initial-creator>
    <meta:creation-date>2008-10-27T11:34:21.68</meta:creation-date>
    <meta:generator>OpenOffice.org/3.0$Win32 OpenOffice.org_project/300m9$Build-9358</meta:generator>
    <dc:date>2010-03-10T12:36:06.03</dc:date>
    <dc:creator>Ahto Truu</dc:creator>
    <meta:editing-duration>PT44H29M54S</meta:editing-duration>
    <meta:editing-cycles>81</meta:editing-cycles>
    <meta:printed-by>Ahto Truu</meta:printed-by>
    <meta:print-date>2008-11-06T12:24:35.62</meta:print-date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